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9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902in"/>
    </style:style>
    <style:style style:name="co4" style:family="table-column">
      <style:table-column-properties fo:break-before="auto" style:column-width="1.1028in"/>
    </style:style>
    <style:style style:name="co5" style:family="table-column">
      <style:table-column-properties fo:break-before="auto" style:column-width="1.2665in"/>
    </style:style>
    <style:style style:name="co6" style:family="table-column">
      <style:table-column-properties fo:break-before="auto" style:column-width="1.1638in"/>
    </style:style>
    <style:style style:name="co7" style:family="table-column">
      <style:table-column-properties fo:break-before="auto" style:column-width="1.2791in"/>
    </style:style>
    <style:style style:name="co8" style:family="table-column">
      <style:table-column-properties fo:break-before="auto" style:column-width="1.7252in"/>
    </style:style>
    <style:style style:name="co9" style:family="table-column">
      <style:table-column-properties fo:break-before="auto" style:column-width="1.739in"/>
    </style:style>
    <style:style style:name="ro1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>
      <style:table-cell-properties style:text-align-source="fix" style:repeat-content="false"/>
      <style:paragraph-properties fo:text-align="center" fo:margin-left="0in"/>
      <style:text-properties style:font-name="Arial" fo:font-size="12pt" style:font-size-asian="12pt" style:font-size-complex="12pt"/>
    </style:style>
    <style:style style:name="ce2" style:family="table-cell" style:parent-style-name="Default" style:data-style-name="N60"/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Arial" fo:font-size="12pt" style:font-size-asian="12pt" style:font-size-complex="12pt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 style:data-style-name="N60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 style:data-style-name="N60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101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N = </text:p>
          </table:table-cell>
          <table:table-cell office:value-type="float" office:value="1000">
            <text:p>1.00E+003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" table:number-columns-repeated="7"/>
          <table:table-cell table:number-columns-repeated="1015"/>
        </table:table-row>
        <table:table-row table:style-name="ro1">
          <table:table-cell table:number-columns-repeated="2"/>
          <table:table-cell office:value-type="float" office:value="1">
            <text:p>1.00E+000</text:p>
          </table:table-cell>
          <table:table-cell office:value-type="float" office:value="60">
            <text:p>6.00E+001</text:p>
          </table:table-cell>
          <table:table-cell office:value-type="float" office:value="3600">
            <text:p>3.60E+003</text:p>
          </table:table-cell>
          <table:table-cell office:value-type="float" office:value="86400">
            <text:p>8.64E+004</text:p>
          </table:table-cell>
          <table:table-cell office:value-type="float" office:value="2628000">
            <text:p>2.63E+006</text:p>
          </table:table-cell>
          <table:table-cell office:value-type="float" office:value="31536000">
            <text:p>3.15E+007</text:p>
          </table:table-cell>
          <table:table-cell table:style-name="ce6" office:value-type="float" office:value="315360000">
            <text:p>3.15E+008</text:p>
          </table:table-cell>
          <table:table-cell table:style-name="ce7" office:value-type="float" office:value="3155695200">
            <text:p>3.16E+009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 Second</text:p>
          </table:table-cell>
          <table:table-cell office:value-type="string">
            <text:p>1 Minute</text:p>
          </table:table-cell>
          <table:table-cell office:value-type="string">
            <text:p>1 Hour</text:p>
          </table:table-cell>
          <table:table-cell office:value-type="string">
            <text:p>1 Day </text:p>
          </table:table-cell>
          <table:table-cell office:value-type="string">
            <text:p>1 Month</text:p>
          </table:table-cell>
          <table:table-cell office:value-type="string">
            <text:p>1 Year</text:p>
          </table:table-cell>
          <table:table-cell table:style-name="ce6" office:value-type="string">
            <text:p>1 Decade</text:p>
          </table:table-cell>
          <table:table-cell office:value-type="string">
            <text:p>1 Century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N(1/3)</text:p>
          </table:table-cell>
          <table:table-cell table:formula="of:=[.C13]^3" office:value-type="float" office:value="1000000000">
            <text:p>1.00E+009</text:p>
          </table:table-cell>
          <table:table-cell table:formula="of:=[.D13]^3" office:value-type="float" office:value="216000000000000">
            <text:p>2.16E+014</text:p>
          </table:table-cell>
          <table:table-cell table:formula="of:=[.E13]^3" office:value-type="float" office:value="4.6656E+019">
            <text:p>4.67E+019</text:p>
          </table:table-cell>
          <table:table-cell table:formula="of:=[.F13]^3" office:value-type="float" office:value="6.44972544E+023">
            <text:p>6.45E+023</text:p>
          </table:table-cell>
          <table:table-cell table:formula="of:=[.G13]^3" office:value-type="float" office:value="1.8149977152E+028">
            <text:p>1.81E+028</text:p>
          </table:table-cell>
          <table:table-cell table:formula="of:=[.H13]^3" office:value-type="float" office:value="3.1363160518656E+031">
            <text:p>3.14E+031</text:p>
          </table:table-cell>
          <table:table-cell table:formula="of:=[.I13]^3" office:value-type="float" office:value="3.1363160518656E+034">
            <text:p>3.14E+034</text:p>
          </table:table-cell>
          <table:table-cell table:formula="of:=[.J13]^3" office:value-type="float" office:value="3.14257135643393E+037">
            <text:p>3.14E+037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N^(1/2)</text:p>
          </table:table-cell>
          <table:table-cell table:formula="of:=[.C13]^2" office:value-type="float" office:value="1000000">
            <text:p>1.00E+006</text:p>
          </table:table-cell>
          <table:table-cell table:formula="of:=[.D13]^2" office:value-type="float" office:value="3600000000">
            <text:p>3.60E+009</text:p>
          </table:table-cell>
          <table:table-cell table:formula="of:=[.E13]^2" office:value-type="float" office:value="12960000000000">
            <text:p>1.30E+013</text:p>
          </table:table-cell>
          <table:table-cell table:formula="of:=[.F13]^2" office:value-type="float" office:value="7.46496E+015">
            <text:p>7.46E+015</text:p>
          </table:table-cell>
          <table:table-cell table:formula="of:=[.G13]^2" office:value-type="float" office:value="6.906384E+018">
            <text:p>6.91E+018</text:p>
          </table:table-cell>
          <table:table-cell table:formula="of:=[.H13]^2" office:value-type="float" office:value="9.94519296E+020">
            <text:p>9.95E+020</text:p>
          </table:table-cell>
          <table:table-cell table:formula="of:=[.I13]^2" office:value-type="float" office:value="9.94519296E+022">
            <text:p>9.95E+022</text:p>
          </table:table-cell>
          <table:table-cell table:formula="of:=[.J13]^2" office:value-type="float" office:value="9.95841219530304E+024">
            <text:p>9.96E+024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n</text:p>
          </table:table-cell>
          <table:table-cell table:style-name="ce3" table:formula="of:=[.$C$3]*[.C9]" office:value-type="float" office:value="1000">
            <text:p>1000</text:p>
          </table:table-cell>
          <table:table-cell table:style-name="ce4" table:formula="of:=[.$C$3]*[.D9]" office:value-type="float" office:value="60000">
            <text:p>60000</text:p>
          </table:table-cell>
          <table:table-cell table:style-name="ce4" table:formula="of:=[.$C$3]*[.E9]" office:value-type="float" office:value="3600000">
            <text:p>3600000</text:p>
          </table:table-cell>
          <table:table-cell table:style-name="ce4" table:formula="of:=[.$C$3]*[.F9]" office:value-type="float" office:value="86400000">
            <text:p>86400000</text:p>
          </table:table-cell>
          <table:table-cell table:style-name="ce4" table:formula="of:=[.$C$3]*[.G9]" office:value-type="float" office:value="2628000000">
            <text:p>2628000000</text:p>
          </table:table-cell>
          <table:table-cell table:style-name="ce4" table:formula="of:=[.$C$3]*[.H9]" office:value-type="float" office:value="31536000000">
            <text:p>31536000000</text:p>
          </table:table-cell>
          <table:table-cell table:style-name="ce4" table:formula="of:=[.$C$3]*[.I9]" office:value-type="float" office:value="315360000000">
            <text:p>315360000000</text:p>
          </table:table-cell>
          <table:table-cell table:style-name="ce4" table:formula="of:=[.$C$3]*[.J9]" office:value-type="float" office:value="3155695200000">
            <text:p>3155695200000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N lg N</text:p>
          </table:table-cell>
          <table:table-cell office:value-type="string">
            <text:p>&lt;200</text:p>
          </table:table-cell>
          <table:table-cell office:value-type="string">
            <text:p>&lt;9000</text:p>
          </table:table-cell>
          <table:table-cell office:value-type="string">
            <text:p>&lt;290000</text:p>
          </table:table-cell>
          <table:table-cell table:style-name="ce5" office:value-type="string">
            <text:p>&lt;5.6E+6</text:p>
          </table:table-cell>
          <table:table-cell office:value-type="string">
            <text:p>&lt;140000000</text:p>
          </table:table-cell>
          <table:table-cell office:value-type="string">
            <text:p>&lt;1500000000</text:p>
          </table:table-cell>
          <table:table-cell office:value-type="string">
            <text:p>&lt;1.4E+10</text:p>
          </table:table-cell>
          <table:table-cell table:style-name="ce6" office:value-type="string">
            <text:p>&lt;1.3E+11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N^2</text:p>
          </table:table-cell>
          <table:table-cell table:formula="of:=SQRT([.C13])" office:value-type="float" office:value="31.6227766016838">
            <text:p>3.16E+001</text:p>
          </table:table-cell>
          <table:table-cell table:formula="of:=SQRT([.D13])" office:value-type="float" office:value="244.948974278318">
            <text:p>2.45E+002</text:p>
          </table:table-cell>
          <table:table-cell table:formula="of:=SQRT([.E13])" office:value-type="float" office:value="1897.36659610103">
            <text:p>1.90E+003</text:p>
          </table:table-cell>
          <table:table-cell table:formula="of:=SQRT([.F13])" office:value-type="float" office:value="9295.1600308978">
            <text:p>9.30E+003</text:p>
          </table:table-cell>
          <table:table-cell table:formula="of:=SQRT([.G13])" office:value-type="float" office:value="51264.0224719052">
            <text:p>5.13E+004</text:p>
          </table:table-cell>
          <table:table-cell table:formula="of:=SQRT([.H13])" office:value-type="float" office:value="177583.783043385">
            <text:p>1.78E+005</text:p>
          </table:table-cell>
          <table:table-cell table:formula="of:=SQRT([.I13])" office:value-type="float" office:value="561569.229926284">
            <text:p>5.62E+005</text:p>
          </table:table-cell>
          <table:table-cell table:formula="of:=SQRT([.J13])" office:value-type="float" office:value="1776427.65121465">
            <text:p>1.78E+006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N^2 ln N</text:p>
          </table:table-cell>
          <table:table-cell office:value-type="string">
            <text:p>&lt;19</text:p>
          </table:table-cell>
          <table:table-cell office:value-type="string">
            <text:p>&lt;113</text:p>
          </table:table-cell>
          <table:table-cell office:value-type="string">
            <text:p>&lt;740</text:p>
          </table:table-cell>
          <table:table-cell office:value-type="string">
            <text:p>&lt;3300</text:p>
          </table:table-cell>
          <table:table-cell office:value-type="string">
            <text:p>&lt;17000</text:p>
          </table:table-cell>
          <table:table-cell office:value-type="string">
            <text:p>&lt;54000</text:p>
          </table:table-cell>
          <table:table-cell table:style-name="ce6" office:value-type="string">
            <text:p>&lt;175000</text:p>
          </table:table-cell>
          <table:table-cell office:value-type="string">
            <text:p>&lt;500000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2^N</text:p>
          </table:table-cell>
          <table:table-cell table:formula="of:=LOG([.C13];2)" office:value-type="float" office:value="9.96578428466209">
            <text:p>9.97E+000</text:p>
          </table:table-cell>
          <table:table-cell table:formula="of:=LOG([.D13];2)" office:value-type="float" office:value="15.8726748802706">
            <text:p>1.59E+001</text:p>
          </table:table-cell>
          <table:table-cell table:formula="of:=LOG([.E13];2)" office:value-type="float" office:value="21.7795654758791">
            <text:p>2.18E+001</text:p>
          </table:table-cell>
          <table:table-cell table:formula="of:=LOG([.F13];2)" office:value-type="float" office:value="26.3645279766003">
            <text:p>2.64E+001</text:p>
          </table:table-cell>
          <table:table-cell table:formula="of:=LOG([.G13];2)" office:value-type="float" office:value="31.2913181296465">
            <text:p>3.13E+001</text:p>
          </table:table-cell>
          <table:table-cell table:formula="of:=LOG([.H13];2)" office:value-type="float" office:value="34.8762806303677">
            <text:p>3.49E+001</text:p>
          </table:table-cell>
          <table:table-cell table:formula="of:=LOG([.I13];2)" office:value-type="float" office:value="38.198208725255">
            <text:p>3.82E+001</text:p>
          </table:table-cell>
          <table:table-cell table:formula="of:=LOG([.J13];2)" office:value-type="float" office:value="41.5210950047462">
            <text:p>4.15E+001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N !</text:p>
          </table:table-cell>
          <table:table-cell office:value-type="string">
            <text:p>&lt;7</text:p>
          </table:table-cell>
          <table:table-cell office:value-type="string">
            <text:p>&lt;9</text:p>
          </table:table-cell>
          <table:table-cell office:value-type="string">
            <text:p>&lt;11</text:p>
          </table:table-cell>
          <table:table-cell office:value-type="string">
            <text:p>&lt;12</text:p>
          </table:table-cell>
          <table:table-cell office:value-type="string">
            <text:p>&lt;13</text:p>
          </table:table-cell>
          <table:table-cell office:value-type="string">
            <text:p>&lt;14</text:p>
          </table:table-cell>
          <table:table-cell office:value-type="string">
            <text:p>&lt;15</text:p>
          </table:table-cell>
          <table:table-cell office:value-type="string">
            <text:p>&lt;16</text:p>
          </table:table-cell>
          <table:table-cell table:number-columns-repeated="1014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0" number:grouping="true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05">11/05/2023</text:date>, <text:time>13:34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o Murillo</meta:initial-creator>
    <meta:creation-date>2023-10-04T22:35:31.50</meta:creation-date>
    <dc:date>2023-11-05T13:34:43.35</dc:date>
    <dc:creator>Eduardo Murillo</dc:creator>
    <meta:editing-duration>PT2H10M39S</meta:editing-duration>
    <meta:editing-cycles>13</meta:editing-cycles>
    <meta:generator>OpenOffice/4.1.14$Win32 OpenOffice.org_project/4114m1$Build-9811</meta:generator>
    <meta:document-statistic meta:table-count="1" meta:cell-count="90" meta:object-count="0"/>
  </office:meta>
</office:document-meta>
</file>